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Calibri" fo:font-size="11pt" fo:language="fr" fo:country="FR" fo:font-weight="bold" officeooo:rsid="0002eeeb" officeooo:paragraph-rsid="0002eeeb" style:font-size-asian="11pt" style:font-weight-asian="bold" style:font-size-complex="11pt" style:font-weight-complex="bold"/>
    </style:style>
    <style:style style:name="P2" style:family="paragraph" style:parent-style-name="Standard">
      <style:text-properties fo:color="#000000" style:font-name="Calibri" fo:font-size="11pt" fo:language="fr" fo:country="FR" fo:font-weight="bold" officeooo:rsid="0003dbb1" officeooo:paragraph-rsid="0003dbb1" style:font-size-asian="11pt" style:font-weight-asian="bold" style:font-size-complex="11pt" style:font-weight-complex="bold"/>
    </style:style>
    <style:style style:name="P3" style:family="paragraph" style:parent-style-name="Standard">
      <style:text-properties fo:color="#000000" style:font-name="Calibri" fo:font-size="11pt" fo:language="fr" fo:country="FR" fo:font-weight="bold" officeooo:rsid="00011c71" officeooo:paragraph-rsid="00011c71" style:font-size-asian="11pt" style:font-weight-asian="bold" style:font-size-complex="11pt" style:font-weight-complex="bold"/>
    </style:style>
    <style:style style:name="P4" style:family="paragraph" style:parent-style-name="Standard">
      <style:text-properties fo:color="#000000" style:font-name="Calibri" fo:font-size="11pt" fo:language="fr" fo:country="FR" style:font-size-asian="11pt" style:font-size-complex="11pt"/>
    </style:style>
    <style:style style:name="P5" style:family="paragraph" style:parent-style-name="Standard">
      <style:text-properties fo:color="#000000" style:font-name="Calibri" fo:font-size="11pt" fo:language="fr" fo:country="FR" officeooo:rsid="00011c71" officeooo:paragraph-rsid="00011c71" style:font-size-asian="11pt" style:font-size-complex="11pt"/>
    </style:style>
    <style:style style:name="P6" style:family="paragraph" style:parent-style-name="Standard">
      <style:text-properties fo:color="#000000" style:font-name="Calibri" fo:font-size="11pt" fo:language="fr" fo:country="FR" officeooo:rsid="0002eeeb" officeooo:paragraph-rsid="0002eeeb" style:font-size-asian="11pt" style:font-size-complex="11pt"/>
    </style:style>
    <style:style style:name="P7" style:family="paragraph" style:parent-style-name="Standard">
      <style:text-properties fo:color="#000000" style:font-name="Calibri" fo:font-size="11pt" fo:language="fr" fo:country="FR" officeooo:rsid="0003dbb1" officeooo:paragraph-rsid="0003dbb1" style:font-size-asian="11pt" style:font-size-complex="11pt"/>
    </style:style>
    <style:style style:name="P8" style:family="paragraph">
      <style:paragraph-properties fo:text-align="center"/>
      <style:text-properties style:font-name="Calibri" fo:font-size="11pt" style:font-size-asian="11pt" style:font-size-complex="11pt"/>
    </style:style>
    <style:style style:name="P9" style:family="paragraph">
      <loext:graphic-properties draw:fill="none"/>
      <style:paragraph-properties fo:text-align="center"/>
      <style:text-properties style:font-name="Calibri" fo:font-size="11pt" style:font-size-asian="11pt" style:font-size-complex="11pt"/>
    </style:style>
    <style:style style:name="P10" style:family="paragraph">
      <style:paragraph-properties fo:text-align="center"/>
    </style:style>
    <style:style style:name="T1" style:family="text">
      <style:text-properties officeooo:rsid="0002eeeb" fo:background-color="#ffffff"/>
    </style:style>
    <style:style style:name="T2" style:family="text">
      <style:text-properties fo:background-color="#ffffff"/>
    </style:style>
    <style:style style:name="T3" style:family="text">
      <style:text-properties style:font-name="Calibri" fo:font-size="11pt" style:font-size-asian="11pt" style:font-size-complex="11pt"/>
    </style:style>
    <style:style style:name="gr1" style:family="graphic">
      <style:graphic-properties svg:stroke-color="#000000" draw:fill="none" draw:textarea-horizontal-align="justify" draw:textarea-vertical-align="middle" draw:auto-grow-height="false" fo:min-height="2.037cm" fo:min-width="4.26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alyse de la partie serveur:</text:p>
      <text:p text:style-name="P5"/>
      <text:p text:style-name="P5"><draw:custom-shape text:anchor-type="paragraph" draw:z-index="0" draw:name="Forme1" draw:style-name="gr1" draw:text-style-name="P9" svg:width="4.261cm" svg:height="2.038cm" svg:x="6.055cm" svg:y="1.182cm"><text:p text:style-name="P8"><text:span text:style-name="T3">Classe Serveur</text:span></text:p><draw:enhanced-geometry svg:viewBox="0 0 21600 21600" draw:type="rectangle" draw:enhanced-path="M 0 0 L 21600 0 21600 21600 0 21600 0 0 Z N"/></draw:custom-shape><draw:custom-shape text:anchor-type="paragraph" draw:z-index="1" draw:name="Forme1" draw:style-name="gr1" draw:text-style-name="P9" svg:width="4.261cm" svg:height="2.038cm" svg:x="2.563cm" svg:y="5.198cm"><text:p text:style-name="P8"><text:span text:style-name="T3">FP1 :</text:span></text:p><text:p text:style-name="P8"><text:span text:style-name="T3">ConnectionServeur</text:span></text:p><draw:enhanced-geometry svg:viewBox="0 0 21600 21600" draw:mirror-horizontal="false" draw:mirror-vertical="false" draw:type="rectangle" draw:enhanced-path="M 0 0 L 21600 0 21600 21600 0 21600 0 0 Z N"/></draw:custom-shape><draw:custom-shape text:anchor-type="paragraph" draw:z-index="2" draw:name="Forme1" draw:style-name="gr1" draw:text-style-name="P9" svg:width="4.261cm" svg:height="2.038cm" svg:x="9.564cm" svg:y="5.198cm"><text:p text:style-name="P8"><text:span text:style-name="T3">FP2 :</text:span></text:p><text:p text:style-name="P8"><text:span text:style-name="T3">RecevoirDuServeur</text:span></text:p><draw:enhanced-geometry svg:viewBox="0 0 21600 21600" draw:mirror-horizontal="false" draw:mirror-vertical="false" draw:type="rectangle" draw:enhanced-path="M 0 0 L 21600 0 21600 21600 0 21600 0 0 Z N"/></draw:custom-shape><draw:line text:anchor-type="paragraph" draw:z-index="3" draw:name="Forme2" draw:style-name="gr2" draw:text-style-name="P10" svg:x1="8.172cm" svg:y1="3.219cm" svg:x2="4.627cm" svg:y2="5.198cm"><text:p/></draw:line><draw:line text:anchor-type="paragraph" draw:z-index="4" draw:name="Forme2" draw:style-name="gr2" draw:text-style-name="P10" svg:x1="8.172cm" svg:y1="3.219cm" svg:x2="11.876cm" svg:y2="5.198cm"><text:p/></draw:l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2">FP1 :Procédure ConnectionServeur</text:span></text:p>
      <text:p text:style-name="P6"><text:span text:style-name="T2"/></text:p>
      <text:p text:style-name="P4"><text:span text:style-name="T2">* Elle pe</text:span><text:span text:style-name="T1">r</text:span><text:span text:style-name="T2">met de se connecter au serveur et quitte le programme <text:s/>en cas </text:span><text:span text:style-name="T1">d’échec</text:span></text:p>
      <text:p text:style-name="P4"><text:span text:style-name="T2">* Input : Référence sur un objet de type Socket, un string address_ip, un int port_number</text:span></text:p>
      <text:p text:style-name="P4"><text:span text:style-name="T2">* Output: ne retourne rien</text:span></text:p>
      <text:p text:style-name="P6"><text:span text:style-name="T2"/></text:p>
      <text:p text:style-name="P7"><text:span text:style-name="T2">Dans la Socket S on crée une instance qui va lui affecter l’adresse ip et le port passés en entrée de la fonction.</text:span></text:p>
      <text:p text:style-name="P7"><text:span text:style-name="T2">Ensuite à l’aide d’un try-catch on utilisera la méthode Connect de la classe Socket, cette instruction sera placée dans le try et dans le catch on mettra un message d’erreur et on quittera la programme.</text:span></text:p>
      <text:p text:style-name="P7"><text:span text:style-name="T2"/></text:p>
      <text:p text:style-name="P2"><text:span text:style-name="T2">FP2 :Fonction RecvoirDuServeur de type string</text:span></text:p>
      <text:p text:style-name="P7"><text:span text:style-name="T2"/></text:p>
      <text:p text:style-name="P7"><text:span text:style-name="T2">* Elle permet de recevoir les informations envoyées par le serveur ainsi que de clore la connexion avec le serveur</text:span></text:p>
      <text:p text:style-name="P7"><text:span text:style-name="T2">* Input : Référence sur une Socket</text:span></text:p>
      <text:p text:style-name="P7"><text:span text:style-name="T2">* Output : un string Trame</text:span></text:p>
      <text:p text:style-name="P7"><text:span text:style-name="T2"/></text:p>
      <text:p text:style-name="P7"><text:span text:style-name="T2">On va définir un tableau d’octets messageRecu de taille 1024, on va également déclarer un entier byteRecu qui contiendra le retour de l’exécution de la méthode Receive de la classe Socket. Cette méthode prendra en entrée messageRecu. Ensuite grâce à la méthode GetString de la classe Encoding.ASCII on traduira messageRecu en un string nommé Trame. Pour finir on utilisera les méthodes Shutdown et Close de la classe Socket et on retournera la Tra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12-09T14:56:14.220000000</dc:date>
    <meta:editing-duration>PT26M9S</meta:editing-duration>
    <meta:editing-cycles>5</meta:editing-cycles>
    <meta:document-statistic meta:table-count="0" meta:image-count="0" meta:object-count="0" meta:page-count="1" meta:paragraph-count="12" meta:word-count="214" meta:character-count="1241" meta:non-whitespace-character-count="1037"/>
  </office:meta>
</office:document-meta>
</file>